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757" officeooo:paragraph-rsid="001f8757"/>
    </style:style>
    <style:style style:name="P2" style:family="paragraph" style:parent-style-name="Standard">
      <style:text-properties officeooo:rsid="001fbc62" officeooo:paragraph-rsid="001fbc62"/>
    </style:style>
    <style:style style:name="P3" style:family="paragraph" style:parent-style-name="Standard">
      <style:text-properties officeooo:rsid="001fbc62" officeooo:paragraph-rsid="001fbc62"/>
    </style:style>
    <style:style style:name="P4" style:family="paragraph" style:parent-style-name="Standard">
      <style:text-properties officeooo:rsid="00233a08" officeooo:paragraph-rsid="00233a08"/>
    </style:style>
    <style:style style:name="P5" style:family="paragraph" style:parent-style-name="Standard">
      <style:text-properties officeooo:rsid="00235b4f" officeooo:paragraph-rsid="00235b4f"/>
    </style:style>
    <style:style style:name="T1" style:family="text">
      <style:text-properties officeooo:rsid="001fbc62"/>
    </style:style>
    <style:style style:name="T2" style:family="text">
      <style:text-properties officeooo:rsid="00233a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Difference between symbolic link and hard link.</text:p>
      <text:p text:style-name="P1">- Symbolic Link:</text:p>
      <text:p text:style-name="P1">* It is a special type of file that contains a reference to another file or directory.</text:p>
      <text:p text:style-name="P1">* It is a shortcut or pointer to the target file or directory.</text:p>
      <text:p text:style-name="P1">* Permissions and ownership of it is separate from the target.</text:p>
      <text:p text:style-name="P1">- <text:span text:style-name="T1">Hard Link:</text:span></text:p>
      <text:p text:style-name="P1">* <text:span text:style-name="T1">It is a reference to the physical data of a file on the disk, like having multiple directory filenames pointing to the same underlying data blocks.</text:span></text:p>
      <text:p text:style-name="P1"/>
      <text:p text:style-name="P2">4. Difference between processes.</text:p>
      <text:p text:style-name="P2">- <text:span text:style-name="T2">Daemon process: A long-running background process responds to requests from services.</text:span></text:p>
      <text:p text:style-name="P2">- <text:span text:style-name="T2">Orphan process: A process runs when its parent ends.</text:span></text:p>
      <text:p text:style-name="P2">- <text:span text:style-name="T2">Zombie process: A process is dead but the entry for the process is still present in the table.</text:span></text:p>
      <text:p text:style-name="P2"/>
      <text:p text:style-name="P4">5. What is multi processing?</text:p>
      <text:p text:style-name="P4">It is a concept in computer science and software engineering refers to the simultaneous execution of multiple processes or tasks on a multi-core processor or multiple processors in a computer system.<text:line-break/><text:line-break/>6. What is the difference between RAM and ROM?</text:p>
      <text:p text:style-name="P5">RAM(Random Access Memory):<text:line-break/>It is a type of volatile memory used for temporary data storage while a computer is running. It provides fast read and write access, allowing the CPU to quickly retrieve and modify data that’s needed for currently executing processes and applications. RAM is the memory space where the operating system, software applications, and data in use are stored temporarily. However, its contents are erased when the computer is turned off or restarted.</text:p>
      <text:p text:style-name="P5">ROM(Read-Only Memory):</text:p>
      <text:p text:style-name="P5">It is a type of non-volatile memory that contains pre-programmed data that cannot be easily altered or modified. It is used to store permanent or semi-permanent data, such as firmware, boot instructions, and system-level software. The data stored in ROM remains intact even when the power is turned off, making it suitable for storing critical software components that are needed to start up a computer or dev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4:17:41.819304126</meta:creation-date>
    <dc:date>2023-08-21T11:10:41.392294868</dc:date>
    <meta:editing-duration>PT7M24S</meta:editing-duration>
    <meta:editing-cycles>2</meta:editing-cycles>
    <meta:generator>LibreOffice/7.3.7.2$Linux_X86_64 LibreOffice_project/30$Build-2</meta:generator>
    <meta:document-statistic meta:table-count="0" meta:image-count="0" meta:object-count="0" meta:page-count="1" meta:paragraph-count="16" meta:word-count="316" meta:character-count="1888" meta:non-whitespace-character-count="1587"/>
  </office:meta>
</office:document-meta>
</file>